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" svg:font-family="'TeX Gyre Pagella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2.3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22.6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99cm"/>
          <style:tab-stop style:position="6.033cm"/>
          <style:tab-stop style:position="8.5cm" style:type="center"/>
          <style:tab-stop style:position="17cm" style:type="right"/>
        </style:tab-stops>
      </style:paragraph-properties>
      <style:text-properties officeooo:rsid="000f8160" officeooo:paragraph-rsid="000f8160"/>
    </style:style>
    <style:style style:name="P2" style:family="paragraph" style:parent-style-name="Header">
      <style:paragraph-properties>
        <style:tab-stops>
          <style:tab-stop style:position="2.99cm"/>
          <style:tab-stop style:position="6.033cm"/>
          <style:tab-stop style:position="8.5cm" style:type="center"/>
          <style:tab-stop style:position="12.515cm"/>
          <style:tab-stop style:position="14.076cm"/>
          <style:tab-stop style:position="17cm" style:type="right"/>
        </style:tab-stops>
      </style:paragraph-properties>
      <style:text-properties officeooo:rsid="000f8160" officeooo:paragraph-rsid="000f8160"/>
    </style:style>
    <style:style style:name="P3" style:family="paragraph" style:parent-style-name="Table_20_Contents">
      <style:text-properties officeooo:rsid="000f8160" officeooo:paragraph-rsid="000f81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jekspørgsmål</text:p>
          </table:table-cell>
          <table:table-cell table:style-name="Table1.B1" office:value-type="string">
            <text:p text:style-name="P3">Notatfelt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Pagella" svg:font-family="'TeX Gyre Pagella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eX Gyre Pagella" fo:font-size="12pt" fo:language="da" fo:country="DK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eX Gyre Pagella" fo:font-size="12pt" fo:language="da" fo:country="DK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Pagella" fo:font-family="'TeX Gyre Pagella'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eX Gyre Pagella" fo:font-family="'TeX Gyre Pagella'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eX Gyre Pagella" fo:font-family="'TeX Gyre Pagella'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eX Gyre Pagella" fo:font-family="'TeX Gyre Pagella'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6.033cm"/>
          <style:tab-stop style:position="8.5cm" style:type="center"/>
          <style:tab-stop style:position="12.515cm"/>
          <style:tab-stop style:position="14.076cm"/>
          <style:tab-stop style:position="17cm" style:type="right"/>
        </style:tab-stops>
      </style:paragraph-properties>
      <style:text-properties officeooo:rsid="000f8160" officeooo:paragraph-rsid="000f8160"/>
    </style:style>
    <style:style style:name="MP2" style:family="paragraph" style:parent-style-name="Header">
      <style:paragraph-properties>
        <style:tab-stops>
          <style:tab-stop style:position="2.99cm"/>
          <style:tab-stop style:position="6.033cm"/>
          <style:tab-stop style:position="8.5cm" style:type="center"/>
          <style:tab-stop style:position="17cm" style:type="right"/>
        </style:tab-stops>
      </style:paragraph-properties>
      <style:text-properties officeooo:rsid="000f8160" officeooo:paragraph-rsid="000f81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to:<text:tab/>Fag:<text:tab/> <text:s text:c="7"/>Bog:<text:tab/><text:tab/>Sidenumre:</text:p>
        <text:p text:style-name="MP2">Emne:<text:tab/><text:tab/><text:tab/>Foredragsholder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09.763099387</meta:creation-date>
    <dc:date>2018-11-29T10:30:53.531329477</dc:date>
    <meta:editing-duration>PT5M46S</meta:editing-duration>
    <meta:editing-cycles>1</meta:editing-cycles>
    <meta:document-statistic meta:table-count="1" meta:image-count="0" meta:object-count="0" meta:page-count="1" meta:paragraph-count="4" meta:word-count="8" meta:character-count="81" meta:non-whitespace-character-count="66"/>
    <meta:generator>LibreOffice/6.1.3.2$Linux_X86_64 LibreOffice_project/10$Build-2</meta:generator>
  </office:meta>
</office:document-meta>
</file>